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color="#00cc33" loext:opacity="100%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3.307cm"/>
        </style:tab-stops>
      </style:paragraph-properties>
      <style:text-properties fo:font-size="11pt" officeooo:paragraph-rsid="001580cc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7" style:family="paragraph" style:parent-style-name="Standard">
      <style:text-properties officeooo:paragraph-rsid="001580cc"/>
    </style:style>
    <style:style style:name="P8" style:family="paragraph" style:parent-style-name="Standard">
      <style:paragraph-properties fo:text-align="start" style:justify-single-word="false">
        <style:tab-stops>
          <style:tab-stop style:position="8.498cm"/>
        </style:tab-stops>
      </style:paragraph-properties>
    </style:style>
    <style:style style:name="P9" style:family="paragraph" style:parent-style-name="Standard">
      <style:paragraph-properties fo:text-align="start" style:justify-single-word="false">
        <style:tab-stops>
          <style:tab-stop style:position="8.498cm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10" style:family="paragraph" style:parent-style-name="Standard">
      <style:paragraph-properties fo:text-align="start" style:justify-single-word="false"/>
      <style:text-properties fo:font-size="11pt" fo:font-style="italic" officeooo:rsid="000a371d" officeooo:paragraph-rsid="001580cc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12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fo:font-size="9pt" fo:font-style="italic" officeooo:rsid="004e22f6" officeooo:paragraph-rsid="00174e25" style:font-size-asian="9pt" style:font-style-asian="italic" style:font-size-complex="9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8.493cm"/>
        </style:tab-stops>
      </style:paragraph-properties>
      <style:text-properties fo:font-size="3pt" fo:font-style="italic" officeooo:rsid="00467af5" officeooo:paragraph-rsid="00174e25" style:font-size-asian="3pt" style:font-style-asian="italic" style:font-size-complex="3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580cc" style:font-size-asian="11pt" style:font-size-complex="11pt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style:style style:name="T6" style:family="text">
      <style:text-properties officeooo:rsid="002026d7"/>
    </style:style>
    <style:style style:name="T7" style:family="text">
      <style:text-properties officeooo:rsid="002b4038"/>
    </style:style>
    <style:style style:name="T8" style:family="text">
      <style:text-properties fo:font-size="9pt" fo:font-style="italic" style:font-size-asian="9pt" style:font-style-asian="italic" style:font-size-complex="9pt" style:font-style-complex="italic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ize="10pt" officeooo:rsid="002d1082" style:font-size-asian="10pt" style:font-size-complex="10pt"/>
    </style:style>
    <style:style style:name="T11" style:family="text">
      <style:text-properties fo:font-size="10pt" officeooo:rsid="0041268d" style:font-size-asian="10pt" style:font-size-complex="10pt"/>
    </style:style>
    <style:style style:name="T12" style:family="text">
      <style:text-properties fo:font-size="10pt" officeooo:rsid="0044d0e5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linica Dentale San Pio X srl</text:p>
      <text:p text:style-name="P2">Via Montegrappa 2/A</text:p>
      <text:p text:style-name="P2">31039 Riese Pio X ( TV )</text:p>
      <text:p text:style-name="P2">P.I. 03725240281</text:p>
      <text:p text:style-name="P2"/>
      <text:p text:style-name="Standard">Consenso informato esame diagnostico radiografico</text:p>
      <text:p text:style-name="P1">Informazione per il consenso al trattamento: <text:span text:style-name="T1">esame radiografico</text:span></text:p>
      <text:p text:style-name="Standard"/>
      <text:p text:style-name="P5"><text:span text:style-name="T6">Cognome e nome:<text:tab/></text:span><text:span text:style-name="T7">$$cognomenome$$</text:span></text:p>
      <text:p text:style-name="P5"/>
      <text:p text:style-name="P5">C.F:<text:tab/><text:span text:style-name="T7">$$codicefiscale$$</text:span></text:p>
      <text:p text:style-name="P5"/>
      <text:p text:style-name="P5">Indirizzo:<text:tab/><text:span text:style-name="T7">$$indirizzo$$</text:span></text:p>
      <text:p text:style-name="P5"/>
      <text:p text:style-name="P7"><text:span text:style-name="T3">Gentile paziente, l'Odontoiatra che la seguir</text:span><text:span text:style-name="T4">à</text:span><text:span text:style-name="T3"> potr</text:span><text:span text:style-name="T4">à</text:span><text:span text:style-name="T3"> ritenere opportuno suggerirle di sottoporsi ad uno o pi</text:span><text:span text:style-name="T4">ù</text:span><text:span text:style-name="T3"> esami diagnostici per ottenere informazioni prima, durante o dopo la cura. L'esame radiodiagnostico consente di produrre immagini del suo corpo con diversi mezzi fisici. Gli operatori <text:s/>sono a sua disposizione per qualsiasi chiarimento in merito. </text:span></text:p>
      <text:p text:style-name="Standard"><text:span text:style-name="T3">Se donna in et</text:span><text:span text:style-name="T4">à</text:span><text:span text:style-name="T3"> fertile, le verr</text:span><text:span text:style-name="T4">à</text:span><text:span text:style-name="T3"> chiesto ogni volta se fosse in gravidanza. Si assume l'obbligo di rispondere in modo sincero, e comunque di rendere noto all'operatore se in stato, anche dubbio, di gravidanza.</text:span></text:p>
      <text:p text:style-name="P4">Se si ritiene sufficientemente informato/a sulle indicazioni ed i limiti dell'esame radiodiagnostico a cui potrà essere sottoposto, nonché degli eventuali rischi connessi e del rapporto rischio/beneficio?</text:p>
      <text:p text:style-name="P4">Se sì, apponga la firma.</text:p>
      <text:p text:style-name="P4">Se attualmente non e' in stato di gravidanza, apponga la firma.</text:p>
      <text:p text:style-name="P4"/>
      <text:p text:style-name="P10">Riese Pio X, lì $$data$$</text:p>
      <text:p text:style-name="P6"/>
      <text:p text:style-name="P11">Clinica dentale San Pio X</text:p>
      <text:p text:style-name="P11">Direttore sanitario dott. Giovanni Toniolo</text:p>
      <text:p text:style-name="P9"/>
      <text:p text:style-name="P9"/>
      <text:p text:style-name="P9"/>
      <text:p text:style-name="P8"><text:span text:style-name="T3"><text:tab/></text:span><text:span text:style-name="T9">Firma paziente</text:span><text:span text:style-name="T3"> (</text:span><text:span text:style-name="T2">o di chi ne fa le veci: madre, padre, tutore)</text:span></text:p>
      <text:p text:style-name="P12"><text:span text:style-name="T10">$$dottore$$<text:tab/></text:span><text:span text:style-name="T11">$$</text:span><text:span text:style-name="T12">delegato</text:span><text:span text:style-name="T11">$$</text:span></text:p>
      <text:p text:style-name="P13"><text:span text:style-name="T9">--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giovanni antonello toniolo</meta:initial-creator>
    <meta:editing-duration>PT1H28M17S</meta:editing-duration>
    <meta:editing-cycles>7</meta:editing-cycles>
    <meta:generator>LibreOffice/7.2.4.1$Windows_X86_64 LibreOffice_project/27d75539669ac387bb498e35313b970b7fe9c4f9</meta:generator>
    <dc:date>2022-01-05T17:00:25.024000000</dc:date>
    <meta:document-statistic meta:table-count="0" meta:image-count="0" meta:object-count="0" meta:page-count="1" meta:paragraph-count="20" meta:word-count="197" meta:character-count="1313" meta:non-whitespace-character-count="1133"/>
  </office:meta>
</office:document-meta>
</file>